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af33"/>
    </style:style>
    <style:style style:name="P2" style:family="paragraph" style:parent-style-name="Standard">
      <style:text-properties officeooo:rsid="0013af33" officeooo:paragraph-rsid="0013af33"/>
    </style:style>
    <style:style style:name="P3" style:family="paragraph" style:parent-style-name="Standard">
      <style:text-properties officeooo:rsid="0014f171" officeooo:paragraph-rsid="0014f171"/>
    </style:style>
    <style:style style:name="P4" style:family="paragraph" style:parent-style-name="Standard">
      <style:text-properties officeooo:rsid="0013af33" officeooo:paragraph-rsid="0013af33"/>
    </style:style>
    <style:style style:name="P5" style:family="paragraph" style:parent-style-name="Standard">
      <style:text-properties officeooo:rsid="0014f171" officeooo:paragraph-rsid="0014f171"/>
    </style:style>
    <style:style style:name="P6" style:family="paragraph" style:parent-style-name="Standard">
      <style:text-properties officeooo:rsid="00172f80" officeooo:paragraph-rsid="00172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><text:a xlink:type="simple" xlink:href="https://openclassrooms.com/fr/courses/4470406-utilisez-des-modeles-supervises-non-lineaires" text:style-name="Internet_20_link" text:visited-style-name="Visited_20_Internet_20_Link"/></text:p>
      <text:p text:style-name="P2">Les liens pour l’apprentissage.</text:p>
      <text:p text:style-name="P1"><text:a xlink:type="simple" xlink:href="https://openclassrooms.com/fr/courses/4470406-utilisez-des-modeles-supervises-non-lineaires" text:style-name="Internet_20_link" text:visited-style-name="Visited_20_Internet_20_Link"/></text:p>
      <text:p text:style-name="P1"><text:a xlink:type="simple" xlink:href="https://openclassrooms.com/fr/courses/4470406-utilisez-des-modeles-supervises-non-lineaires" text:style-name="Internet_20_link" text:visited-style-name="Visited_20_Internet_20_Link"/></text:p>
      <text:p text:style-name="P1"><text:a xlink:type="simple" xlink:href="https://openclassrooms.com/fr/courses/4470406-utilisez-des-modeles-supervises-non-lineaires" text:style-name="Internet_20_link" text:visited-style-name="Visited_20_Internet_20_Link"/></text:p>
      <text:p text:style-name="P2">1-utiliser les modèles supervisés non linéaires.</text:p>
      <text:p text:style-name="P1"/>
      <text:p text:style-name="P1"><text:a xlink:type="simple" xlink:href="https://openclassrooms.com/fr/courses/4470406-utilisez-des-modeles-supervises-non-lineaires" text:style-name="Internet_20_link" text:visited-style-name="Visited_20_Internet_20_Link">https://openclassrooms.com/fr/courses/4470406-utilisez-des-modeles-supervises-non-lineaires</text:a> </text:p>
      <text:p text:style-name="P1"/>
      <text:p text:style-name="P3">2- entraîner un modèle linéaire.</text:p>
      <text:p text:style-name="P3"/>
      <text:p text:style-name="P3"><text:a xlink:type="simple" xlink:href="https://openclassrooms.com/fr/courses/4444646-entrainez-un-modele-predictif-lineaire" text:style-name="Internet_20_link" text:visited-style-name="Visited_20_Internet_20_Link">https://openclassrooms.com/fr/courses/4444646-entrainez-un-modele-predictif-lineaire</text:a> </text:p>
      <text:p text:style-name="P3"/>
      <text:p text:style-name="P6">3- Télécharger R et python.</text:p>
      <text:p text:style-name="P6"/>
      <text:p text:style-name="P6"><text:a xlink:type="simple" xlink:href="https://openclassrooms.com/fr/courses/4525266-decrivez-et-nettoyez-votre-jeu-de-donnees/4927821-installez-r-ou-python" text:style-name="Internet_20_link" text:visited-style-name="Visited_20_Internet_20_Link">https://openclassrooms.com/fr/courses/4525266-decrivez-et-nettoyez-votre-jeu-de-donnees/4927821-installez-r-ou-python</text:a>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5:51:01.342000000</meta:creation-date>
    <dc:date>2019-07-25T14:56:08.987000000</dc:date>
    <meta:editing-duration>PT22M47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8" meta:word-count="23" meta:character-count="434" meta:non-whitespace-character-count="414"/>
  </office:meta>
</office:document-meta>
</file>